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byssinica SIL" svg:font-family="'Abyssinica SIL'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Cantarell Light" svg:font-family="'Cantarell Light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ntarell" fo:font-size="14pt" fo:font-weight="bold" officeooo:rsid="00183d5b" officeooo:paragraph-rsid="00183d5b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Cantarell" fo:font-size="14pt" fo:font-weight="bold" officeooo:rsid="001a83e1" officeooo:paragraph-rsid="001a83e1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Cantarell" fo:font-size="14pt" fo:font-weight="bold" officeooo:rsid="002440e7" officeooo:paragraph-rsid="002440e7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Cantarell" fo:font-size="14pt" fo:font-weight="bold" officeooo:rsid="0024d521" officeooo:paragraph-rsid="0024d521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Cantarell" fo:font-size="14pt" fo:font-weight="bold" officeooo:rsid="00294f2e" officeooo:paragraph-rsid="00294f2e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Cantarell" fo:font-size="14pt" fo:font-weight="normal" officeooo:rsid="0025f483" officeooo:paragraph-rsid="0025f483" style:font-size-asian="12.25pt" style:font-weight-asian="normal" style:font-size-complex="14pt" style:font-weight-complex="normal"/>
    </style:style>
    <style:style style:name="P7" style:family="paragraph" style:parent-style-name="Standard">
      <style:text-properties style:font-name="Cantarell" fo:font-size="14pt" fo:font-weight="normal" officeooo:rsid="0025f483" officeooo:paragraph-rsid="0026247c" style:font-size-asian="12.25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fba5" style:font-weight-asian="normal" style:font-weight-complex="normal"/>
    </style:style>
    <style:style style:name="T3" style:family="text">
      <style:text-properties fo:font-weight="normal" officeooo:rsid="001b3ff7" style:font-weight-asian="normal" style:font-weight-complex="normal"/>
    </style:style>
    <style:style style:name="T4" style:family="text">
      <style:text-properties fo:font-weight="normal" officeooo:rsid="001cedf7" style:font-weight-asian="normal" style:font-weight-complex="normal"/>
    </style:style>
    <style:style style:name="T5" style:family="text">
      <style:text-properties fo:font-weight="normal" officeooo:rsid="00223591" style:font-weight-asian="normal" style:font-weight-complex="normal"/>
    </style:style>
    <style:style style:name="T6" style:family="text">
      <style:text-properties fo:font-weight="normal" officeooo:rsid="002c1b91" style:font-weight-asian="normal" style:font-weight-complex="normal"/>
    </style:style>
    <style:style style:name="T7" style:family="text">
      <style:text-properties fo:font-weight="normal" officeooo:rsid="002c72b0" style:font-weight-asian="normal" style:font-weight-complex="normal"/>
    </style:style>
    <style:style style:name="T8" style:family="text">
      <style:text-properties fo:font-weight="bold" officeooo:rsid="002768a2" style:font-weight-asian="bold" style:font-weight-complex="bold"/>
    </style:style>
    <style:style style:name="T9" style:family="text">
      <style:text-properties officeooo:rsid="0026247c"/>
    </style:style>
    <style:style style:name="T10" style:family="text">
      <style:text-properties officeooo:rsid="002768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drag<text:span text:style-name="T1"><text:line-break/></text:span></text:p>
      <text:p text:style-name="P1">Sequence diagram:<text:span text:style-name="T1"> </text:span><text:span text:style-name="T4">Deelsysteem</text:span></text:p>
      <text:p text:style-name="P1"><text:span text:style-name="T1"/></text:p>
      <text:p text:style-name="P1">State machine diagrams:<text:span text:style-name="T1"> </text:span><text:span text:style-name="T2">Beschrijft het gedrag van het systeem, hoeft geen code.</text:span></text:p>
      <text:p text:style-name="P1">Activity diagrams:<text:span text:style-name="T1"> </text:span><text:span text:style-name="T3">Beschrijft het algoritme/ stappenplan van het systeem.</text:span></text:p>
      <text:p text:style-name="P1"><text:span text:style-name="T3"/></text:p>
      <text:p text:style-name="P2"><text:span text:style-name="T1">Systeem in state diagram kan in activity </text:span><text:span text:style-name="T5">diagram ook </text:span><text:span text:style-name="T1">gemaakt worden en andersom.</text:span></text:p>
      <text:p text:style-name="P2"><text:span text:style-name="T1"/></text:p>
      <text:p text:style-name="P3"><text:span text:style-name="T1">Behavior kan je aan een </text:span>component diagram<text:span text:style-name="T1"> koppelen</text:span></text:p>
      <text:p text:style-name="P3"><text:span text:style-name="T1"/></text:p>
      <text:p text:style-name="P3"><text:span text:style-name="T1"/></text:p>
      <text:p text:style-name="P4">State machine – basis</text:p>
      <text:p text:style-name="P6"/>
      <text:p text:style-name="P6">(entry)Action: Run to completion</text:p>
      <text:p text:style-name="P7">(do)Activity: Kost tijd en hoeft geen completion, maar kan wel run to completion zijn.</text:p>
      <text:p text:style-name="P7"><text:span text:style-name="T9">(exit)Action: Run to completion</text:span></text:p>
      <text:p text:style-name="P7"/>
      <text:p text:style-name="P7"><text:span text:style-name="T10">Bij een </text:span><text:span text:style-name="T8">trigger</text:span><text:span text:style-name="T10"> moet de guard altijd gecontroleerd worden, als dat true is mag hij overgaan, anders niet.</text:span> </text:p>
      <text:p text:style-name="P7"/>
      <text:p text:style-name="P5">Defer: <text:span text:style-name="T1">event list handel, alles wat hierin komt wordt bewaard en doorgestuurd </text:span><text:span text:style-name="T6">naar de volgende state als er gewisseld wordt</text:span><text:span text:style-name="T1">. </text:span><text:span text:style-name="T7">Kortom, ik handel hem hier niet af, maar stuur hem door naar de volgende state.</text:span></text:p>
      <text:p text:style-name="P5"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byssinica SIL" svg:font-family="'Abyssinica SIL'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Cantarell Light" svg:font-family="'Cantarell Light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1:00:02.932097344</meta:creation-date>
    <dc:date>2024-09-19T09:53:13.633805155</dc:date>
    <meta:editing-duration>PT28M24S</meta:editing-duration>
    <meta:editing-cycles>23</meta:editing-cycles>
    <meta:generator>LibreOffice/24.2.5.2$Linux_X86_64 LibreOffice_project/420$Build-2</meta:generator>
    <meta:document-statistic meta:table-count="0" meta:image-count="0" meta:object-count="0" meta:page-count="1" meta:paragraph-count="12" meta:word-count="124" meta:character-count="798" meta:non-whitespace-character-count="683"/>
  </office:meta>
</office:document-meta>
</file>